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orgia" svg:font-family="Georgia"/>
  </office:font-face-decls>
  <office:automatic-styles>
    <style:style style:name="P1"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Georgia" fo:font-size="12.0pt" fo:color="#000000"/>
    </style:style>
    <style:style style:name="P2" style:family="paragraph" style:parent-style-name="Standard">
      <style:text-properties style:font-name="Georgia" fo:font-size="12.0pt" fo:color="#000000"/>
    </style:style>
    <style:style style:name="T1" style:family="text">
      <style:text-properties fo:letter-spacing="0.0000in"/>
    </style:style>
    <style:style style:name="T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text:span text:style-name="T1">[Titre de l’article]</text:span></text:p>
      <text:p text:style-name="P1"><text:span text:style-name="T1">La COP passe, les entreprises carburent</text:span></text:p>
      <text:p text:style-name="P1"/>
      <text:p text:style-name="P1"><text:span text:style-name="T1">[Chapô]</text:span></text:p>
      <text:p text:style-name="P1"><text:span text:style-name="T1">A la conférence de Paris, les multinationales ont greenwashé en toute tranquillité.</text:span></text:p>
      <text:p text:style-name="P1"><text:span text:style-name="T1">[/Chapô]</text:span></text:p>
      <text:p text:style-name="P1"/>
      <text:p text:style-name="P1"><text:span text:style-name="T1">[Corps]</text:span></text:p>
      <text:p text:style-name="P1"><text:span text:style-name="T1">Qui a dit, au sortir de la COP21, </text:span><text:span text:style-name="T2">« c’est un très bon accord qui donne un signal important » </text:span><text:span text:style-name="T1">? Un politique, un militant du climat, un journaliste? Non, c’est Patrick Pouyanné, le patron de Total, une des entreprises françaises les plus émettrices de CO2. Dans un entretien à l’AFP, le dirigeant du groupe pétrolier a commenté ainsi l’accord de Paris: </text:span><text:span text:style-name="T2">« Cela correspond à ce qu’espérait le monde des entreprises: savoir vers où on va, de façon à intégrer cette dimension dans nos stratégies, dans nos évolutions ».</text:span><text:span text:style-name="T1"><text:s/>Une déclaration à l’image des réactions patronales. </text:span><text:span text:style-name="T2">« Les banques françaises tiennent à saluer l’accord conclu ce week-end,</text:span><text:span text:style-name="T1"><text:s/>a fait savoir la Fédération bancaire française, le lobby des banques. </text:span><text:span text:style-name="T2">Partenaires officielles de la Cop21, les banques françaises sont résolument engagées dans la lutte contre le réchauffement climatique où elles jouent un rôle clé »</text:span><text:span text:style-name="T1">. </text:span></text:p>
      <text:p text:style-name="P1"/>
      <text:p text:style-name="P1"><text:span text:style-name="T1">Des patrons pollueurs satisfaits d’un accord qui va les engager à diminuer leurs émissions de CO2 ou restreindre leur capacité à faire des affaires, voilà qui est a priori paradoxal. Mais si les chefs d’entreprise sont contents, et le disent, c’est parce que la conférence s’est très bien déroulée pour eux. Ils sont apparus comme les meilleurs défenseurs du climat aux côté des ONG et ont pu faire la publicité de leurs </text:span><text:span text:style-name="T2">« solutions »</text:span><text:span text:style-name="T1"><text:s/>pour lutter contre le réchauffement. Il n’y a pas eu de clash, comme à la Conférence de Varsovie, en 2013, quand les ONG avaient spectaculairement quitté le lieu où se déroulaient les discussions en dénonçant </text:span><text:span text:style-name="T2">« l’influence des grandes entreprises sur les négociations »</text:span><text:span text:style-name="T1">, et en faisant savoir </text:span><text:span text:style-name="T2">« leur refus des fausses solutions »</text:span><text:span text:style-name="T1"><text:s/>présentées par celles-ci. A l’époque, c’est l’organisation parallèle d’un « sommet mondial sur le charbon et le climat » qui avait provoqué l’ire des militants écolos. Cette année, la présence des entreprises a été tout aussi massive, mais elle a été beaucoup plus subtile. On n’a pas parlé charbon ou nucléaire (autre énergie qui met en colère les ONG) : les dirigeants d’entreprise avaient bien préparé leur communication, avant et pendant la Cop. Et n’ont fait face qu’à quelques critiques.</text:span></text:p>
      <text:p text:style-name="P1"/>
      <text:p text:style-name="P1"><text:span text:style-name="T1">Pour réussir ce tour de force, il a fallu donner de sa personne. Les PDG ont ainsi rivalisé de déclarations dans les médias ou dans des débats pour assurer qu’ils étaient </text:span><text:span text:style-name="T2">« personnellement »</text:span><text:span text:style-name="T1"><text:s/>concernés par l’enjeu climatique, et faisaient de la lutte contre le réchauffement leur tout premier combat. On a ainsi beaucoup entendu Gérard Mestrallet, le PDG d’Engie (ex-GDF Suez), raconter qu’il est un </text:span><text:span text:style-name="T2">« ancien combattant »</text:span><text:span text:style-name="T1"><text:s/>des négociations climatiques, déjà présent à la conférence de Rio </text:span><text:span text:style-name="T2">«il y a vingt ans»,</text:span><text:span text:style-name="T1"><text:s/>et qui a </text:span><text:span text:style-name="T2">« l’absolue certitude que le réchauffement de la planète peut conduire à une catastrophe et endommager durablement l’équilibre à la surface du globe »</text:span><text:span text:style-name="T1">. Certains sont même allés jusqu’à publier (et peut-être même écrire) un livre, comme Pierre-André de Chalendar, le PDG de Saint-Gobain. Le titre de l’ouvrage de ce dernier - </text:span><text:span text:style-name="T2">Notre combat pour le climat </text:span><text:span text:style-name="T1">(éditions Le Passeur)- suffit à montrer l’implication de son auteur. Chalendar y <text:s/>assure qu’il y a </text:span><text:span text:style-name="T2">« urgence à agir pour éviter une catastrophe irréversible ».</text:span></text:p>
      <text:p text:style-name="P1"/>
      <text:p text:style-name="P1"><text:span text:style-name="T1">A ceux qui n’y verraient que des déclarations d’intention, les chefs d’entreprise ont une réponse toute prête: </text:span><text:span text:style-name="T2">«Nos entreprises ont fait des efforts». </text:span><text:span text:style-name="T1">Effectivement, il a fallu donner des gages et rivaliser d’annonces spectaculaires pour ne pas se faire accuser de faire du « greenwashing ». Les énergéticiens et les banques ont ainsi promis qu’ils allaient arrêter le charbon, l’énergie fossile la plus polluante et la plus utilisée dans le monde. Même si, en réalité, c’est un peu plus compliqué que cela, et que la fin des mines et des centrales à charbon, ce n’est pas pour aujourd’hui [LIEN: episode2]). Les gros émetteurs de CO2, eux, ont appelé à donner un prix au carbone -en créant une taxe ou en mettant en place un marché du carbone -, a priori en totale contradiction avec leurs intérêts. Initiateur d’une telle demande, en juin 2015, avec cinq autres pétroliers (BP, Statoil, Eni, Shell et BG Group), Pouyanné explique le paradoxe de la situation: </text:span><text:span text:style-name="T2">« C’est un acte assez original d’avoir des entreprises qui expliquent qu’elles veulent que leur produit coûte plus cher, et qui, en plus, le réclament à des Etats,</text:span><text:span text:style-name="T1"><text:s/>fait remarquer le patron de Total. </text:span><text:span text:style-name="T2">Mais le prix du carbone est le moyen de réinternaliser dans les diverses énergies le coût du climat. Et on a envie de faire des choix d’investissement qui ont une visibilité. »</text:span><text:span text:style-name="T1"><text:s/>Sauf que plaider pour une solution qui n’en est aujourd’hui qu’au stade de discussion au niveau des Etats ne présage en rien de l’attitude des mêmes entreprises quand il faudra fixer le prix du carbone. Et on peut d’ores et déjà prévoir que celles-ci plaideront pour mettre en place un marché du carbone (plus souple) qu’une taxe.</text:span></text:p>
      <text:p text:style-name="P1"/>
      <text:p text:style-name="P1"><text:span text:style-name="T1">A quelques semaines de l’ouverture de la Cop, les patrons se sont dit que se réunir à plusieurs donnerait du poids à leurs promesses. Les conférences de presse communes se sont multipliées. On a ainsi vu le dirigeant de Total le 16 octobre avec huit pétroliers mondiaux (dont Saudi Aramco et Repsol) présenter le « Oil and Gas Climate Initiative », une initiative de </text:span><text:span text:style-name="T2">« dirigeants de compagnies pétrolières et gazières mobilisés pour le climat ».</text:span><text:span text:style-name="T1"><text:s/>Puis, le 26 novembre, le même Pouyanné aux côtés notamment de Denis Kessler (Scor), Jean-Pierre Clamadieu (Solvay) et Pierre-André Chalendar, pour dévoiler un </text:span><text:span text:style-name="T2">« manifeste pour le climat »</text:span><text:span text:style-name="T1"><text:s/>de 39 grandes entreprises françaises disant lutter </text:span><text:span text:style-name="T2">« activement contre le changement climatique »,</text:span><text:span text:style-name="T1"><text:s/>engagement chiffrés à l'appui. A les croire, il serait prévu d’investir d’ici à 2020, 45 milliards d’euros pour des </text:span><text:span text:style-name="T2">« projets industriels et de R&amp;D dans les énergies renouvelables, l'efficacité énergétique et d'autres technologies bas carbone ».</text:span><text:span text:style-name="T1"><text:s/>Seul hic, aucun organisme de contrôle et aucune sanction ne sont prévus en cas de manquement à ces promesses...</text:span></text:p>
      <text:p text:style-name="P1"/>
      <text:p text:style-name="P1"><text:span text:style-name="T1">Dans leur quête de respectabilité verte, les entreprises ont pu compter sur un allié de poids : le gouvernement français. En panne de financement, le ministère des Affaires étrangères est allé frapper à leur porte pour qu’elles deviennent sponsors de la Cop, quelque soit leurs pratiques en matière environnementale. EDF, Engie, Air France, Renault, et des dizaines d’autres ont dit «oui» et ainsi contribué à hauteur de 17 millions d’euros au financement de la conférence. En échange, elles ont pu accoler le logo officiel de la « Cop21 » à leur campagnes de communication. La feuille verte à l’intérieur de laquelle se trouve une tour Eiffel s’est ainsi retrouvée sur les comptes Twitter et les sites internet des entreprises. Et on l’a même vu sur des voitures électriques promotionnelles Renault qui ont sillonné Paris. </text:span></text:p>
      <text:p text:style-name="P1"/>
      <text:p text:style-name="P1"><text:span text:style-name="T1">Cette débauche d’annonces annonçait une présence massive des entreprises pendant la Cop21, et celle-ci a bien eu lieu. Au Bourget, dans la « zone bleue » sous l’égide de l’ONU où se déroulaient les négociations, les chefs d’entreprise ont pu truster les conférences et les débats. Dès le soir du premier jour, le 30 novembre, on a ainsi vu Gérard Mestrallet à la tribune, aux côtés de François Hollande et du Premier ministre indien Narendra Modi, lancer l’« Alliance solaire internationale », une initiative qui vise à </text:span><text:span text:style-name="T2">« fédérer les efforts des pays en développement pour attirer les investissements et les technologies solaires »</text:span><text:span text:style-name="T1">. En deuxième semaine, l’événement « Caring for Climate Business forum », sponsorisé notamment par EDF, a, comme son nom l’indique, réuni nombre de patrons de multinationales pour parler climat. Les mêmes se sont retrouvés dans le cadre du « plan d’action Lima-Paris », qui permet aux acteurs non étatiques d’inscrire leurs engagements pour le climat sous l’égide des Nations Unies.</text:span></text:p>
      <text:p text:style-name="P1"/>
      <text:p text:style-name="P1"><text:span text:style-name="T1">Et, comme cela ne suffisait pas, des espaces spéciaux pour les entreprises avaient été prévus. Le musée de l’Air et de l’Espace, situé à quelques centaines de mètres de la « zone bleue », a accueilli pendant la Cop la « Galerie des solutions », sorte de salon pour professionnels désireux de découvrir les dernières inventions pour s’ </text:span><text:span text:style-name="T2">«adapter»</text:span><text:span text:style-name="T1"><text:s/>ou </text:span><text:span text:style-name="T2">«lutter»</text:span><text:span text:style-name="T1"><text:s/>contre le changement climatique. En le visitant, on ne pouvait pas manquer deux gros stands de sociétés françaises : celui de Bouygues, qui faisait la publicité de sa «route solaire» mise au point par sa filiale Colas, ou celui de Thalès, qui vendait ses expériences sur les trajectoires des avions destinées à leur faire économiser du carburant. Avec le même esprit, mais à destination du grand public, l’exposition « Solutions Cop21 » s’est tenue parallèlement au Grand Palais, à Paris. Renault a pu y faire la publicité de ses voitures électriques, Veolia montrer comment capter le méthane, un gaz très polluant, L’Oréal organiser un test de connaissance sur le climat, Avril-Sofiprotéol, le leader français des agro-carburants, faire la publicité du diester...</text:span></text:p>
      <text:p text:style-name="P1"/>
      <text:p text:style-name="P1"><text:span text:style-name="T1">Et puisque les patrons étaient prévus pour venir en masse à Paris, certains se sont dit qu’il serait trop bête de ne pas en profiter pour organiser des événements permettant de faire du networking. L'hôtel Potocki, propriété de la Chambre de commerce et d’industrie de Paris, a ainsi accueilli le 6 décembre Richard Branson, le patron bien connu de Virgin, Ted Turner, ex-patron de CNN, et des dizaines d’autres financiers, patrons et philanthropes, dans le cadre du World Climate Summit, qui se vend comme le premier forum annuel de financiers prêts à </text:span><text:span text:style-name="T2">« mettre en oeuvre une économie verte ».</text:span><text:span text:style-name="T1"><text:s/>Le 8 décembre, dans le même lieu, s’est déroulée la conférence « Energy for Tomorrow », organisée par le </text:span><text:span text:style-name="T2">New York Times,</text:span><text:span text:style-name="T1"><text:s/>qui promettait aux participants </text:span><text:span text:style-name="T2">« des possibilités inégalées de rencontrer les 300 penseurs les plus influents et novateurs en matière d'énergie aujourd'hui ». </text:span><text:span text:style-name="T1">Au programme, notamment, un dîner-conférence au cours duquel on pouvait écouter Carlos Ghosn, PDG de Renault, </text:span><text:span text:style-name="T2">«partager sa vision d’un monde dans lequel les véhicules <text:s/>zéro-émissions que nous conduisons sont sexy, intelligents, silencieux, et alimentés par le soleil, le vent et l’eau».</text:span><text:span text:style-name="T1"><text:s/>Enfin, et si on était capable de se dédoubler, le même jour, le stade de France accueillait le Sustainable Innovation Forum, un événement organisé par BMW, et financé notamment par Coca-Cola et BNP Paribas, se vendant comme le</text:span><text:span text:style-name="T2"><text:s/>« forum pour affaires le plus grand et prestigieux de la Cop21 »</text:span><text:span text:style-name="T1"><text:s/>avec un droit d’entrée de 500 dollars.</text:span><text:s/><text:span text:style-name="T1">Une telle accumulation en devenait ironique, même pour Bloomberg, l’agence du monde des affaires. </text:span><text:span text:style-name="T2">« Les négociations sur le climat sont devenus presque aussi attractifs <text:s/>pour les chefs d'entreprise que le World Economic Forum de Davos,</text:span><text:span text:style-name="T1"><text:s/>a ainsi commenté l’agence. </text:span><text:span text:style-name="T2">A Paris cette semaine, vous ne pouviez pas lever une flûte à champagne sans vous heurter à l’une des dizaines d’événements organisés par des grosses entreprises, un contraste saisissant par rapport aux conférences de Copenhague, Cancun et Lima, où les entreprises ne faisaient que des apparitions ».</text:span><text:span text:style-name="T1"><text:s/></text:span></text:p>
      <text:p text:style-name="P1"/>
      <text:p text:style-name="P1"><text:span text:style-name="T1">Face à cette abondance de greenwashing, la réaction des ONG, même les plus radicales, a été très faible. Au sein de la « zone bleue », aucun patron n’a été sifflé, et tous les événements pro-entreprises se sont déroulés sans incident. </text:span><text:span text:style-name="T2">« On respecte la COP, on ne veut pas y mettre le bazar, </text:span><text:span text:style-name="T1">justifie après coup Sylvain Angerand, des Amis de la Terre, une ONG pourtant habituée des actions de désobéissance civile. </text:span><text:span text:style-name="T2">On ne veut pas envoyer de message qu’on est contre la COP ». </text:span><text:span text:style-name="T1">Seule l’exposition au Grand palais a été perturbée le jour de son inauguration, </text:span><text:span text:style-name="T2">« parce que, elle, elle était organisée par l’Etat français »,</text:span><text:span text:style-name="T1"><text:s/>dixit Sylvain Angerand. Les Amis de la Terre avaient ainsi prévu de réaliser un </text:span><text:span text:style-name="T2">« toxic tour »</text:span><text:span text:style-name="T1"><text:s/>pour dénoncer les </text:span><text:span text:style-name="T2">« fausses solutions » </text:span><text:span text:style-name="T1">présentées par les entreprises. Mais l’action a tourné court. Des dizaines de policiers ont entouré les militants et les ont expulsé violemment. Pas de quoi gêner la belle COP21 des entreprises.</text:span></text:p>
      <text:p text:style-name="P1"/>
      <text:p text:style-name="P1"><text:span text:style-name="T1">[LIEN http://www.engie.com/groupe/opinions/transition-energetique-climat/gerard-mestrallet-entreprise-negociations-climatiques/]</text:span></text:p>
      <text:p text:style-name="P1"/>
      <text:p text:style-name="P1"><text:span text:style-name="T1">[LIEN http://abonnes.lemonde.fr/economie/article/2015/11/23/la-croissance-verte-existe-t-elle_4815734_3234.html?xtmc=notre_combat_pour_le_climat&amp;xtcr=1</text:span></text:p>
      <text:p text:style-name="P1"><text:span text:style-name="T1">file:///Users/Nicolas/Downloads/edition-hebdomadaire-06-11-2015.pdf</text:span></text:p>
      <text:p text:style-name="P1"><text:span text:style-name="T1">]</text:span></text:p>
      <text:p text:style-name="P1"/>
      <text:p text:style-name="P1"><text:span text:style-name="T1">[LIEN: http://www.bloomberg.com/news/articles/2015-12-07/this-year-in-paris-dreadlocks-birkenstocks-and-lots-of-suits]</text:span></text:p>
      <text:p text:style-name="P1"/>
      <text:p text:style-name="P1"><text:span text:style-name="T1">[LIEN: http://www.engie.com/2015-annee-decisive-pour-les-negociations-sur-le-climat/</text:span></text:p>
      <text:p text:style-name="P1"><text:span text:style-name="T1">https://www.edf.fr/groupe-edf/premier-electricien-mondial/cop21-edf-partenaire-officiel-d-un-monde-bas-carbone/edf-se-mobilise</text:span></text:p>
      <text:p text:style-name="P1"><text:span text:style-name="T1">tweet Renault</text:span></text:p>
      <text:p text:style-name="P1"><text:span text:style-name="T1">&lt;blockquote class="twitter-tweet" lang="fr"&gt;&lt;p lang="en" dir="ltr"&gt;[PR] Renault-Nissan installs 90 new &lt;a href="https://twitter.com/hashtag/EV?src=hash"&gt;#EV&lt;/a&gt; charge spots around &lt;a href="https://twitter.com/hashtag/Paris?src=hash"&gt;#Paris&lt;/a&gt; for &lt;a href="https://twitter.com/hashtag/COP21?src=hash"&gt;#COP21&lt;/a&gt; | Read more: &lt;a href="https://t.co/oY3RCK7Z1T"&gt;https://t.co/oY3RCK7Z1T&lt;/a&gt; &lt;a href="https://t.co/I6s1YlKuwU"&gt;pic.twitter.com/I6s1YlKuwU&lt;/a&gt;&lt;/p&gt;&amp;mdash; Renault-Nissan (@TheAllianceRN) &lt;a href="https://twitter.com/TheAllianceRN/status/667269933865242624"&gt;19 Novembre 2015&lt;/a&gt;&lt;/blockquote&gt;</text:span></text:p>
      <text:p text:style-name="P1"><text:span text:style-name="T1">&lt;script async src="//platform.twitter.com/widgets.js" charset="utf-8"&gt;&lt;/script&gt;]</text:span></text:p>
      <text:p text:style-name="P1"/>
      <text:p text:style-name="P1"><text:span text:style-name="T1">« </text:span></text:p>
      <text:p text:style-name="P1"/>
      <text:p text:style-name="P1"><text:span text:style-name="T1">[Auteurs]</text:span></text:p>
      <text:p text:style-name="P1"><text:span text:style-name="T1">Texte : NICOLAS CORI</text:span></text:p>
      <text:p text:style-name="P1"><text:span text:style-name="T1">Photos : PIERRE MOREL</text:span></text:p>
      <text:p text:style-name="P1"/>
      <text:p text:style-name="P1"/>
      <text:p text:style-name="P1"><text:span text:style-name="T1">[Mots clés]</text:span></text:p>
      <text:p text:style-name="P1"><text:span text:style-name="T1">Charbon</text:span></text:p>
      <text:p text:style-name="P1"><text:span text:style-name="T1">Climat</text:span></text:p>
      <text:p text:style-name="P1"><text:span text:style-name="T1">COP21</text:span></text:p>
      <text:p text:style-name="P1"><text:span text:style-name="T1">Communication</text:span></text:p>
      <text:p text:style-name="P1"><text:span text:style-name="T1">Total</text:span></text:p>
      <text:p text:style-name="P1"><text:span text:style-name="T1">Engie</text:span></text:p>
      <text:p text:style-name="P1"><text:span text:style-name="T1">EDF</text:span></text:p>
      <text:p text:style-name="P1"/>
      <text:p text:style-name="P1"><text:span text:style-name="T1">Date de publication : </text:span></text:p>
      <text:p text:style-name="P2"><text:span text:style-name="T1">23 décembre à 13h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meta:initial-creator>Nicolas Cori</meta:initial-creator>
  </office:meta>
</office:document-meta>
</file>